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udent" style:master-page-name="MP0">
      <style:paragraph-properties style:page-number="auto" fo:break-before="page"/>
    </style:style>
    <style:style style:name="P2" style:family="paragraph" style:parent-style-name="Research_20_paper_20_contents">
      <style:paragraph-properties fo:margin-left="0in" fo:margin-right="0in" fo:text-indent="0in" style:auto-text-indent="false"/>
      <style:text-properties officeooo:paragraph-rsid="00130854"/>
    </style:style>
    <style:style style:name="P3" style:family="paragraph" style:parent-style-name="Research_20_paper_20_contents">
      <style:paragraph-properties fo:margin-left="0in" fo:margin-right="0in" fo:text-indent="0in" style:auto-text-indent="false"/>
      <style:text-properties officeooo:paragraph-rsid="00136bb5"/>
    </style:style>
    <style:style style:name="P4" style:family="paragraph" style:parent-style-name="Research_20_paper_20_contents">
      <style:paragraph-properties fo:margin-left="0in" fo:margin-right="0in" fo:text-align="center" style:justify-single-word="false" fo:text-indent="0in" style:auto-text-indent="false"/>
    </style:style>
    <style:style style:name="P5" style:family="paragraph" style:parent-style-name="Research_20_paper_20_contents">
      <style:paragraph-properties fo:margin-left="0in" fo:margin-right="0in" fo:text-align="center" style:justify-single-word="false" fo:text-indent="0in" style:auto-text-indent="false"/>
      <style:text-properties officeooo:paragraph-rsid="00136bb5"/>
    </style:style>
    <style:style style:name="P6" style:family="paragraph" style:parent-style-name="Research_20_paper_20_contents">
      <style:paragraph-properties fo:margin-left="0in" fo:margin-right="0in" fo:text-align="center" style:justify-single-word="false" fo:text-indent="0in" style:auto-text-indent="false"/>
      <style:text-properties officeooo:paragraph-rsid="00160c44"/>
    </style:style>
    <style:style style:name="P7" style:family="paragraph" style:parent-style-name="Research_20_paper_20_contents">
      <style:paragraph-properties fo:margin-left="0in" fo:margin-right="0in" fo:text-align="start" style:justify-single-word="false" fo:text-indent="0in" style:auto-text-indent="false"/>
      <style:text-properties officeooo:paragraph-rsid="00160c44"/>
    </style:style>
    <style:style style:name="P8" style:family="paragraph" style:parent-style-name="Research_20_paper_20_contents">
      <style:paragraph-properties fo:margin-left="0in" fo:margin-right="0in" fo:text-indent="0in" style:auto-text-indent="false"/>
      <style:text-properties officeooo:paragraph-rsid="00160c44"/>
    </style:style>
    <style:style style:name="T1" style:family="text">
      <style:text-properties fo:font-weight="bold" style:font-weight-asian="bold" style:font-weight-complex="bold"/>
    </style:style>
    <style:style style:name="T2" style:family="text">
      <style:text-properties fo:font-weight="bold" officeooo:rsid="00063b8e" style:font-weight-asian="bold" style:font-weight-complex="bold"/>
    </style:style>
    <style:style style:name="T3" style:family="text">
      <style:text-properties fo:color="#000000" fo:background-color="#ffffff" loext:char-shading-value="0" style:font-name-complex="Calibri"/>
    </style:style>
    <style:style style:name="T4" style:family="text">
      <style:text-properties fo:color="#000000" officeooo:rsid="000cbf86" fo:background-color="#ffffff" loext:char-shading-value="0" style:font-name-complex="Calibri"/>
    </style:style>
    <style:style style:name="T5" style:family="text">
      <style:text-properties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043f49" style:font-weight-asian="normal" style:font-weight-complex="normal"/>
    </style:style>
    <style:style style:name="T9" style:family="text">
      <style:text-properties fo:font-weight="normal" officeooo:rsid="00063b8e" style:font-weight-asian="normal" style:font-weight-complex="normal"/>
    </style:style>
    <style:style style:name="T10" style:family="text">
      <style:text-properties fo:font-weight="normal" officeooo:rsid="00080f71" style:font-weight-asian="normal" style:font-weight-complex="normal"/>
    </style:style>
    <style:style style:name="T11" style:family="text">
      <style:text-properties fo:font-weight="normal" officeooo:rsid="000cbf86" style:font-weight-asian="normal" style:font-weight-complex="normal"/>
    </style:style>
    <style:style style:name="T12" style:family="text">
      <style:text-properties fo:font-weight="normal" officeooo:rsid="000fc87c" style:font-weight-asian="normal" style:font-weight-complex="normal"/>
    </style:style>
    <style:style style:name="T13" style:family="text">
      <style:text-properties fo:font-weight="normal" officeooo:rsid="0011acef" style:font-weight-asian="normal" style:font-weight-complex="normal"/>
    </style:style>
    <style:style style:name="T14" style:family="text">
      <style:text-properties fo:font-weight="normal" officeooo:rsid="00130854" style:font-weight-asian="normal" style:font-weight-complex="normal"/>
    </style:style>
    <style:style style:name="T15" style:family="text">
      <style:text-properties fo:font-weight="normal" officeooo:rsid="001548c1" style:font-weight-asian="normal" style:font-weight-complex="normal"/>
    </style:style>
    <style:style style:name="T16" style:family="text">
      <style:text-properties fo:font-weight="normal" officeooo:rsid="00160c44" style:font-weight-asian="normal" style:font-weight-complex="normal"/>
    </style:style>
    <style:style style:name="T17" style:family="text">
      <style:text-properties officeooo:rsid="000882c5"/>
    </style:style>
    <style:style style:name="T18" style:family="text">
      <style:text-properties officeooo:rsid="0009fd7a"/>
    </style:style>
    <style:style style:name="T19" style:family="text">
      <style:text-properties officeooo:rsid="00136bb5"/>
    </style:style>
    <style:style style:name="T20" style:family="text">
      <style:text-properties officeooo:rsid="001548c1"/>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Boatright &amp; Liam Solberg</text:p>
      <text:p text:style-name="Student">David Beaumier</text:p>
      <text:p text:style-name="Student">English 101</text:p>
      <text:p text:style-name="Student"><text:date style:data-style-name="N10121" text:date-value="2019-05-03T19:23:38.576609320">3 May 2019</text:date></text:p>
      <text:p text:style-name="Student"/>
      <text:p text:style-name="Research_20_Paper_20_Title">Research Project</text:p>
      <text:p text:style-name="P4"><text:span text:style-name="Default_20_Paragraph_20_Font"><text:span text:style-name="T7">Project Overview</text:span></text:span></text:p>
      <text:p text:style-name="Research_20_paper_20_contents"><text:span text:style-name="Default_20_Paragraph_20_Font"><text:span text:style-name="T3">This study will consider authority, and how a subject group or culture responds. The focal point for this study will be the public mentality towards skateboarding </text:span></text:span><text:span text:style-name="Default_20_Paragraph_20_Font"><text:span text:style-name="T4">as a </text:span></text:span><text:span text:style-name="Default_20_Paragraph_20_Font"><text:span text:style-name="T3">prohibited method </text:span></text:span><text:span text:style-name="Default_20_Paragraph_20_Font"><text:span text:style-name="T4">of transportation</text:span></text:span><text:span text:style-name="Default_20_Paragraph_20_Font"><text:span text:style-name="T3"> in civic areas. Is the absent capitulation to these signs an example of the lack of literacy, or strength?</text:span></text:span></text:p>
      <text:p text:style-name="Research_20_paper_20_contents"><text:span text:style-name="Default_20_Paragraph_20_Font"><text:span text:style-name="T3">By interviewing students and faculty on campus, a wider perspective can be obtained concerning the peoples’ attitudes toward skateboarding in public, (which occur in areas where strictly prohibited). By surveying a random sample of individuals, a conclusion can be drawn regarding authority and its place in preventing these forms of personal transportation on public property. Western Washington University’s campus is the source of our data and will serve as the example in this study. It is important to pay attention to the diversity of the subjects we’re interviewing, as we run the risk of misrepresenting the larger whole. This can be promptly avoided by adjusting to a variety of ages and locations. When interacting with participants, questioning will be open and simple, creating an easy platform for a clear post-analysis.</text:span></text:span></text:p>
      <text:p text:style-name="P4"><text:span text:style-name="Default_20_Paragraph_20_Font"><text:span text:style-name="T7">Scholarly Discourse</text:span></text:span></text:p>
      <text:p text:style-name="P3"><text:tab/>Defying Unjust Authority: An Exploratory Study. Modern Psychology <text:span text:style-name="T19">tends to focus</text:span> on the failings of humans, rather than their strengths or positives. <text:span text:style-name="Default_20_Paragraph_20_Font"><text:span text:style-name="T5">Participants in this study were asked to shock one another under the commands of authoritative order. </text:span></text:span>The experiment was an <text:soft-page-break/>attempt to “take a picture” of how people are thinking, along with their motives before making the decision to defy authority. Almost all participants’ reasoning for defying the authority was out of empathy for the person they were being asked to hurt. This study concludes that people are more likely to follow authority if they are operating under fear. Much like the prohibited signs, these postings are a method for intimidation. By establishing a written warning, these signs are expected to be viewed as legally binding. </text:p>
      <text:p text:style-name="P3"><text:tab/>“<text:span text:style-name="Default_20_Paragraph_20_Font"><text:span text:style-name="T7">Skateboarding for Transportation</text:span></text:spa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text:span text:style-name="T19">It</text:span> is often restricted because of its reputation as a nuisance. <text:span text:style-name="T19">It is also </text:span>often not viewed as a legitimate means of travel, <text:span text:style-name="T19">so t</text:span>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p>
      <text:p text:style-name="P8"><text:tab/>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p>
      <text:p text:style-name="P6"><text:span text:style-name="Default_20_Paragraph_20_Font"><text:span text:style-name="T16">Data Gathering Methods</text:span></text:span></text:p>
      <text:p text:style-name="P7"><text:soft-page-break/><text:span text:style-name="Default_20_Paragraph_20_Font"><text:span text:style-name="T7"><text:tab/></text:span></text:span><text:span text:style-name="Default_20_Paragraph_20_Font"><text:span text:style-name="T9">A survey</text:span></text:span><text:span text:style-name="Default_20_Paragraph_20_Font"><text:span text:style-name="T2"> </text:span></text:span><text:span text:style-name="Default_20_Paragraph_20_Font"><text:span text:style-name="T9">will </text:span></text:span><text:span text:style-name="Default_20_Paragraph_20_Font"><text:span text:style-name="T8">be distributed amongst a diverse sample of people. </text:span></text:span><text:span text:style-name="Default_20_Paragraph_20_Font"><text:span text:style-name="T9">The survey will have two main groups of questions: some directed toward skaters, and the other directed toward non-skaters. The questions targeted at non-skaters will surround the use of public space as it relates to skateboarding. Skaters will be questioned as to why they use public spaces, and if they use skateboarding for transportation or purely recreational purposes. </text:span></text:span><text:span text:style-name="Default_20_Paragraph_20_Font"><text:span text:style-name="T15">In addition, a</text:span></text:span><text:span text:style-name="Default_20_Paragraph_20_Font"><text:span text:style-name="T9">n ethnography analysis will be <text:s/>conducted, looking at the behavior of skateboarders in the area of red square. A comparison will be made between those who continue to skate, and those who flip up their boards and continue as a normal pedestrians. This portion will also be conducted at various times of the day in order to reflect a clearer </text:span></text:span><text:span text:style-name="Default_20_Paragraph_20_Font"><text:span text:style-name="T10">picture </text:span></text:span><text:span text:style-name="Default_20_Paragraph_20_Font"><text:span text:style-name="T9">from the data gathered. </text:span></text:span><text:span text:style-name="Default_20_Paragraph_20_Font"><text:span text:style-name="T10">By approaching the argument in this manner, both sides will be equally accounted for, prompting a solution to the issue of </text:span></text:span><text:span text:style-name="Default_20_Paragraph_20_Font"><text:span text:style-name="T11">the divide between </text:span></text:span><text:span text:style-name="Default_20_Paragraph_20_Font"><text:span text:style-name="T10">authority and skateboarding.</text:span></text:span></text:p>
      <text:p text:style-name="P4"><text:span text:style-name="Default_20_Paragraph_20_Font"><text:span text:style-name="T7">Predictions</text:span></text:span></text:p>
      <text:p text:style-name="P2"><text:tab/>Considering Western’s lack of enforcement, along with how common skating in prohibited areas seems to be, we can assume that most students and faculty on campus do not have an issue with skateboarding. Upon diving deeper into the subject, we can analyze that the signs posted across campus discouraging <text:span text:style-name="T20">s</text:span>kating are <text:span text:style-name="T20">never followed by peers and nobody seems to mind so it must not matter</text:span>, <text:span text:style-name="T17">and </text:span>therefore it must be a <text:span text:style-name="Default_20_Paragraph_20_Font"><text:span text:style-name="T6">strength </text:span></text:span>of literacy that they are ignored. <text:span text:style-name="T18">One would also expect those who skate for recreation to have more elucidating reasons for their disobedience than those who skate for transportation. It would also be reasonable to expect the majority of people who skate for transportation to ride longboards, and the majority of people riding for recreation would likely tend to ride traditional skateboards. This could show trends regarding which type of skateboards are used to break the rules in what way.</text:span></text:p>
      <text:p text:style-name="P5"><text:span text:style-name="Default_20_Paragraph_20_Font"><text:span text:style-name="T7">Work Plan</text:span></text:span></text:p>
      <text:p text:style-name="P3"><text:soft-page-break/><text:span text:style-name="Default_20_Paragraph_20_Font"><text:span text:style-name="T7"><text:tab/></text:span></text:span><text:span text:style-name="Default_20_Paragraph_20_Font"><text:span text:style-name="T12">We will be creating a survey which will be distributed amongst as diverse a group of people as possible. It should hopefully provide useful insight from skaters </text:span></text:span><text:span text:style-name="Default_20_Paragraph_20_Font"><text:span text:style-name="T13">and non-skaters alike. We will also be spending time conducting an ethnography study in Red Square and other places with marked signs banning </text:span></text:span><text:span text:style-name="Default_20_Paragraph_20_Font"><text:span text:style-name="T16">the act of</text:span></text:span><text:span text:style-name="Default_20_Paragraph_20_Font"><text:span text:style-name="T14"> skateboarding. There, we will be counting the the amount of people who approach the area on a skateboard and see how many dismount and how many continue to ride unobstruc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_20__28_user_29_" style:next-style-name="Text_20_body_20__28_user_29_"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next-style-name="Standard_20__28_user_29_" style:default-outline-level="1" style:class="text">
      <style:paragraph-properties fo:margin-top="0.1665in" fo:margin-bottom="0in" loext:contextual-spacing="false" fo:hyphenation-ladder-count="no-limit" fo:keep-with-next="alway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next-style-name="Standard_20__28_user_29_" style:default-outline-level="2"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next-style-name="Standard_20__28_user_29_" style:default-outline-level="3"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_20__28_user_29_"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_20__28_user_29_"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_20__28_user_29_"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andard_20__28_user_29_" style:display-name="Standard (user)" style:family="paragraph">
      <style:paragraph-properties fo:line-height="200%" fo:orphans="2" fo:widows="2"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Text_20_body_20__28_user_29_" style:display-name="Text body (user)" style:family="paragraph" style:parent-style-name="Standard_20__28_user_29_">
      <style:paragraph-properties fo:margin-top="0in" fo:margin-bottom="0.0972in" loext:contextual-spacing="false" fo:line-height="120%" fo:hyphenation-ladder-count="no-limit"/>
      <style:text-properties style:font-name="Times New Roman" fo:font-family="'Times New Roman'" style:font-family-generic="roman" style:font-pitch="variable" fo:font-size="12pt" style:font-size-asian="12pt" fo:hyphenate="false"/>
    </style:style>
    <style:style style:name="Header" style:family="paragraph" style:parent-style-name="Standard_20__28_user_29_" style:class="extra">
      <style:paragraph-properties fo:text-align="end" style:justify-single-word="false" fo:hyphenation-ladder-count="no-limit">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fo:hyphenate="false"/>
    </style:style>
    <style:style style:name="Student"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Footer" style:family="paragraph" style:parent-style-name="Standard_20__28_user_29_"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Research_20_Paper_20_Title" style:display-name="Research Paper Title" style:family="paragraph" style:parent-style-name="Standard_20__28_user_29_">
      <style:paragraph-properties fo:text-align="center" style:justify-single-word="false" fo:hyphenation-ladder-count="no-limit"/>
      <style:text-properties style:font-name="Times New Roman" fo:font-family="'Times New Roman'" style:font-family-generic="roman" style:font-pitch="variable" fo:font-size="12pt" style:font-size-asian="12pt"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Standard_20__28_user_29_">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Long_20_quotation" style:display-name="Long quotation" style:family="paragraph" style:parent-style-name="Standard_20__28_user_29_">
      <style:paragraph-properties fo:margin-left="1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Works_20_Cited_20__28_Page_20_Title_29_" style:display-name="Works Cited (Page Title)" style:family="paragraph" style:parent-style-name="Standard_20__28_user_29_">
      <style:paragraph-properties fo:text-align="center" style:justify-single-word="false" fo:hyphenation-ladder-count="no-limit" fo:break-before="page"/>
      <style:text-properties style:font-name="Times New Roman" fo:font-family="'Times New Roman'" style:font-family-generic="roman" style:font-pitch="variable" fo:font-size="12pt" style:font-size-asian="12pt" fo:hyphenate="false"/>
    </style:style>
    <style:style style:name="Work_20_cited" style:display-name="Work cited"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Quotations" style:family="paragraph" style:parent-style-name="Standard_20__28_user_29_" style:class="html">
      <style:paragraph-properties fo:margin-left="0.3937in" fo:margin-right="0.3937in" fo:margin-top="0in" fo:margin-bottom="0.1965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Title" style:family="paragraph" style:parent-style-name="Heading" style:next-style-name="Text_20_body_20__28_user_29_" style:class="chapter">
      <style:paragraph-properties fo:text-align="center" style:justify-single-word="false" fo:hyphenation-ladder-count="no-limit"/>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style:font-weight-complex="bold" fo:hyphenate="false"/>
    </style:style>
    <style:style style:name="Subtitle" style:family="paragraph" style:parent-style-name="Heading" style:next-style-name="Text_20_body_20__28_user_29_" style:class="chapter">
      <style:paragraph-properties fo:margin-top="0.0417in" fo:margin-bottom="0in" loext:contextual-spacing="false" fo:text-align="center" style:justify-single-word="false" fo:hyphenation-ladder-count="no-limi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fo:background-color="transparent" style:dynamic-spacing="true" draw:fill="none"/>
      </style:header-style>
      <style:footer-style>
        <style:header-footer-properties fo:min-height="0.4902in" fo:margin-left="0in" fo:margin-right="0in" fo:margin-top="0in" fo:background-color="transparent" style:dynamic-spacing="true" draw:fill="none"/>
      </style:footer-style>
    </style:page-layout>
  </office:automatic-styles>
  <office:master-styles>
    <style:master-page style:name="Standard" style:page-layout-name="Mpm1"/>
    <style:master-page style:name="MP0" style:page-layout-name="Mpm2">
      <style:header>
        <text:p text:style-name="Header">Boatright, Solberg <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MLA</dc:title>
    <meta:initial-creator>Liam Solberg</meta:initial-creator>
    <meta:creation-date>2019-05-02T23:48:00Z</meta:creation-date>
    <dc:date>2019-05-03T19:23:38.532360094</dc:date>
    <meta:editing-cycles>5</meta:editing-cycles>
    <meta:editing-duration>PT11M37S</meta:editing-duration>
    <meta:document-statistic meta:table-count="0" meta:image-count="0" meta:object-count="0" meta:page-count="4" meta:paragraph-count="19" meta:word-count="967" meta:character-count="6032" meta:non-whitespace-character-count="50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